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rsid="00194145" officeooo:paragraph-rsid="00194145" style:font-name-complex="Arial1"/>
    </style:style>
    <style:style style:name="P5" style:family="paragraph" style:parent-style-name="No_20_Spacing">
      <style:paragraph-properties fo:margin-left="1.811in" fo:margin-right="0in" fo:text-indent="-1.811in" style:auto-text-indent="false"/>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master-page-name="Standard">
      <style:paragraph-properties style:page-number="auto"/>
      <style:text-properties fo:font-weight="bold" officeooo:rsid="001bf047" officeooo:paragraph-rsid="001bf047" style:font-weight-asian="bold"/>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style:font-name-complex="Arial1"/>
    </style:style>
    <style:style style:name="T4" style:family="text">
      <style:text-properties officeooo:rsid="00194145"/>
    </style:style>
    <style:style style:name="T5" style:family="text">
      <style:text-properties officeooo:rsid="001bf0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rem Ipsum</text:p>
      <text:p text:style-name="No_20_Spacing"/>
      <text:p text:style-name="P8">Johdanto<text:tab/><text:span text:style-name="T5">Lorem ipsum dolor sit amet, consectetur adipiscing elit. Donec tempus lacus metus, vel pellentesque nunc fermentum id. In tempus tempor maximus. In suscipit ex sed dignissim fermentum. Integer ornare, tellus nec lacinia bibendum, augue mauris pulvinar enim, vel porta nulla lorem efficitur justo. Nunc eleifend bibendum ligula, ac lobortis neque laoreet mollis. Quisque auctor magna ex, sed ornare enim sollicitudin sit amet. Vivamus malesuada, erat a tristique pellentesque, arcu justo consequat orci, eget porta tellus ligula vitae nisi. Pellentesque ut consectetur justo, et ultrices ipsum. Donec odio massa, rhoncus a placerat et, sagittis viverra est. Mauris consectetur sapien quis ante rutrum, eu pulvinar velit condimentum. Vestibulum varius massa massa, non ultrices orci volutpat sed. Nulla nibh augue, viverra in lacinia quis, pretium ut nibh. Aliquam egestas vel enim sed faucibus.</text:span></text:p>
      <text:p text:style-name="P5"/>
      <text:p text:style-name="P8"><text:tab/><text:span text:style-name="T5">Morbi bibendum ligula et nisl vestibulum, id volutpat felis rutrum. Sed tempor cursus dui, sit amet rutrum mauris sodales at. Aliquam sed tincidunt nisl. Pellentesque mattis enim vel lectus porta pharetra. Donec eu tortor non dui finibus condimentum. Mauris ut sem velit. Vestibulum a libero interdum, facilisis arcu ac, commodo nulla. Donec dignissim eros non nibh porttitor accumsan.</text:span></text:p>
      <text:p text:style-name="P5"/>
      <text:p text:style-name="P8"><text:tab/><text:span text:style-name="T5">Pellentesque ut sem eget diam luctus gravida non ut est. Suspendisse eget tellus fringilla, volutpat diam id, laoreet sem. Praesent convallis lobortis diam a posuere. Ut id leo augue. Nunc sollicitudin tortor rhoncus libero interdum, non viverra turpis finibus. Quisque maximus metus sit amet ligula euismod sodales nec sit amet nisl. Curabitur eu dignissim ipsum. Sed viverra vitae lacus vel venenatis. Aenean vitae porttitor lacus.</text:span></text:p>
      <text:p text:style-name="P5"/>
      <text:p text:style-name="P7">Käyttötapaukset<text:tab/>Orci varius natoque penatibus et magnis dis parturient montes, nascetur ridiculus mus. Cras sit amet leo in dolor consequat pulvinar id in lorem. Aliquam erat volutpat. Nulla auctor magna eu vestibulum semper. Vestibulum ante ipsum primis in faucibus orci luctus et ultrices posuere cubilia Curae; Nunc ut lorem eget est tempor egestas. Integer porta ornare molestie. Ut convallis aliquet ante non cursus. Nullam ac enim purus. Vestibulum lacinia nunc in purus tristique varius. Nunc tempor pretium urna a euismod. Etiam sem odio, maximus sed odio et, viverra bibendum lacus. Nullam placerat massa nec mauris elementum, ac porttitor diam cursus. Sed sit amet lectus dolor.</text:p>
      <text:p text:style-name="P7"/>
      <text:p text:style-name="P7"><text:tab/>Fusce ac erat varius, gravida diam in, viverra lacus. Etiam tempor, ante at feugiat pharetra, elit libero congue eros, quis dictum justo augue quis neque. Proin iaculis viverra mattis. Curabitur efficitur ipsum leo, vel elementum risus maximus non. Cras blandit placerat eros, a vestibulum leo iaculis at. Aliquam at eros lectus. Curabitur rhoncus ac justo id efficitur. In eget ipsum non libero lobortis scelerisque et dignissim eros. Aenean maximus sapien nec sapien eleifend placerat.</text:p>
      <text:p text:style-name="P5"/>
      <text:p text:style-name="P8"><text:span text:style-name="T5"><text:tab/>Lorem ipsum dolor sit amet, consectetur adipiscing elit. Donec tempus lacus metus, vel pellentesque nunc fermentum id. In tempus tempor maximus. In suscipit ex sed dignissim fermentum. Integer ornare, tellus nec lacinia bibendum, augue mauris pulvinar enim, vel porta nulla lorem efficitur justo. Nunc eleifend bibendum ligula, ac lobortis neque laoreet mollis. Quisque auctor magna ex, sed ornare enim sollicitudin sit amet. Vivamus malesuada, </text:span><text:soft-page-break/><text:span text:style-name="T5">erat a tristique pellentesque, arcu justo consequat orci, eget porta tellus ligula vitae nisi. Pellentesque ut consectetur justo, et ultrices ipsum. Donec odio massa, rhoncus a placerat et, sagittis viverra est. Mauris consectetur sapien quis ante rutrum, eu pulvinar velit condimentum. Vestibulum varius massa massa, non ultrices orci volutpat sed. Nulla nibh augue, viverra in lacinia quis, pretium ut nibh. Aliquam egestas vel enim sed faucibus.</text:span></text:p>
      <text:p text:style-name="P8"/>
      <text:p text:style-name="P8"><text:span text:style-name="T5"><text:tab/>Morbi bibendum ligula et nisl vestibulum, id volutpat felis rutrum. Sed tempor cursus dui, sit amet rutrum mauris sodales at. Aliquam sed tincidunt nisl. Pellentesque mattis enim vel lectus porta pharetra. Donec eu tortor non dui finibus condimentum. Mauris ut sem velit. Vestibulum a libero interdum, facilisis arcu ac, commodo nulla. Donec dignissim eros non nibh porttitor accums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officeooo:rsid="0019414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ietokantasovellus</text:span><text:span text:style-name="MT2"><text:tab/></text:span><text:span text:style-name="MT2"><text:page-number text:select-page="current">2</text:page-number></text:span><text:span text:style-name="MT2">(</text:span><text:span text:style-name="MT2"><text:page-count>2</text:page-count></text:span><text:span text:style-name="MT2">)</text:span></text:p>
        <text:p text:style-name="MP2"><text:span text:style-name="MT4">014117808</text:span><text:tab/><text:tab/><text:tab/><text:tab/><text:span text:style-name="MT4">Tietokantasovellus-harjoitustyö</text:span></text:p>
        <text:p text:style-name="MP3">Helsingin yliopisto</text:p>
        <text:p text:style-name="MP2"><text:tab/><text:tab/><text:tab/><text:tab/><text:span text:style-name="MT4">16</text:span>.3.201<text:span text:style-name="MT4">7</text:span></text:p>
        <text:p text:style-name="MP2"/>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7-03-16T16:48:42.569684028</meta:creation-date>
    <meta:editing-duration>PT7M17S</meta:editing-duration>
    <meta:generator>LibreOffice/4.3.3.2$Linux_X86_64 LibreOffice_project/430m0$Build-2</meta:generator>
    <dc:date>2017-03-16T16:55:40.897609949</dc:date>
    <meta:document-statistic meta:table-count="0" meta:image-count="0" meta:object-count="0" meta:page-count="2" meta:paragraph-count="12" meta:word-count="632" meta:character-count="4319" meta:non-whitespace-character-count="36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